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1pt" style:font-size-asian="11pt" style:font-size-complex="11pt"/>
    </style:style>
    <style:style style:name="P2" style:family="paragraph" style:parent-style-name="Standard">
      <style:paragraph-properties fo:line-height="115%"/>
      <style:text-properties style:font-name="Calibri" officeooo:paragraph-rsid="0019bf43"/>
    </style:style>
    <style:style style:name="P3" style:family="paragraph" style:parent-style-name="Text_20_body">
      <style:text-properties style:font-name="Calibri" fo:font-size="11pt" officeooo:rsid="00121d7d" officeooo:paragraph-rsid="00121d7d" style:font-size-asian="11pt" style:font-size-complex="11pt"/>
    </style:style>
    <style:style style:name="P4" style:family="paragraph" style:parent-style-name="Text_20_body">
      <style:text-properties style:font-name="Calibri" fo:font-size="11pt" officeooo:rsid="0016dd13" officeooo:paragraph-rsid="0019bf43" style:font-size-asian="11pt" style:font-size-complex="11pt"/>
    </style:style>
    <style:style style:name="P5" style:family="paragraph" style:parent-style-name="Text_20_body">
      <style:text-properties style:font-name="Calibri" fo:font-size="11pt" officeooo:paragraph-rsid="0019bf43" style:font-size-asian="11pt" style:font-size-complex="11pt"/>
    </style:style>
    <style:style style:name="P6" style:family="paragraph" style:parent-style-name="Text_20_body">
      <style:text-properties style:font-name="Calibri" fo:font-size="11pt" officeooo:rsid="001ebba5" officeooo:paragraph-rsid="001ebba5" style:font-size-asian="11pt" style:font-size-complex="11pt"/>
    </style:style>
    <style:style style:name="P7" style:family="paragraph" style:parent-style-name="Text_20_body">
      <style:text-properties style:font-name="Calibri" officeooo:rsid="001ef16c" officeooo:paragraph-rsid="001ef16c"/>
    </style:style>
    <style:style style:name="P8" style:family="paragraph" style:parent-style-name="Heading_20_2">
      <style:text-properties style:font-name="Calibri"/>
    </style:style>
    <style:style style:name="P9" style:family="paragraph" style:parent-style-name="Heading_20_2">
      <style:text-properties style:font-name="Calibri"/>
    </style:style>
    <style:style style:name="P10" style:family="paragraph" style:parent-style-name="Heading_20_2">
      <style:text-properties style:font-name="Calibri" officeooo:rsid="001bcf06" officeooo:paragraph-rsid="001bcf06"/>
    </style:style>
    <style:style style:name="T1" style:family="text">
      <style:text-properties style:font-name="Calibri"/>
    </style:style>
    <style:style style:name="T2" style:family="text">
      <style:text-properties officeooo:rsid="00121d7d"/>
    </style:style>
    <style:style style:name="T3" style:family="text">
      <style:text-properties officeooo:rsid="0012c58b"/>
    </style:style>
    <style:style style:name="T4" style:family="text">
      <style:text-properties officeooo:rsid="00136292"/>
    </style:style>
    <style:style style:name="T5" style:family="text">
      <style:text-properties officeooo:rsid="0016dd13"/>
    </style:style>
    <style:style style:name="T6" style:family="text">
      <style:text-properties fo:font-size="11pt" fo:language="nb" fo:country="NO" style:font-size-asian="11pt" style:font-size-complex="11pt"/>
    </style:style>
    <style:style style:name="T7" style:family="text">
      <style:text-properties officeooo:rsid="001a86e3"/>
    </style:style>
    <style:style style:name="T8" style:family="text">
      <style:text-properties officeooo:rsid="001bcf06"/>
    </style:style>
    <style:style style:name="T9" style:family="text">
      <style:text-properties officeooo:rsid="001ef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Kommunikasjon i grupper: Teknologiske plattformer for samtaler, oppgavestyring og fildeling.</text:span></text:p>
      <text:h text:style-name="Heading_20_1" text:outline-level="1"><text:span text:style-name="T1">1. Forord</text:span></text:h>
      <text:p text:style-name="P5"><text:span text:style-name="T4">Innenfor programvareutvikling er kommunikasjon alt: kravene til et prosjekt, arbeidsfordelingen, fremgangen, og til og med selve koden må samkjøres og koordineres. Kommunikasjon er mer enn bare direkte dialoger: alt som skal være tilgjengelig for alle, må kunne deles.</text:span></text:p>
      <text:h text:style-name="Heading_20_1" text:outline-level="1"><text:span text:style-name="T1">2. Samtaler</text:span></text:h>
      <text:p text:style-name="P4"><text:span text:style-name="T7">Selv om kommunikasjon er mye mer enn bare samtaler, er s</text:span>amtaler, <text:span text:style-name="T7">eller meldinger,</text:span> mellom gruppemedlemmene fortsatt en viktig del av kommunikasjon<text:span text:style-name="T7">en</text:span> innenfor et prosjekt. <text:span text:style-name="T8">Spørsmål, forklaringer, avtaler og forslag går lettest gjennom direkte meldinger sendt gjennom felles kanaler. Det finnes mange teknologier og plattformer for å sende meldinger, dette er noen av teknologiene som har god støtte for meldinger, med eksempler på noen plattformer som tilbyr slike tjenester.</text:span></text:p>
      <text:h text:style-name="P10" text:outline-level="2">E-post</text:h>
      <text:p text:style-name="P6">Selv om e-post er en gammel teknologi, er det fortsatt en av de mest utbredte måtene å sende meldinger til hverandre. E-post er lett å bruke og forstå, og er et pålitelig system – det er sjelden en ser e-post til en riktig adresse feile eller ikke komme frem. E-post kan også brukes til å sende filer. Det er også noen ulemper – e-poster har ingen innebygget organisering, enhver sortering må enten gjøres manuelt av brukeren eller av <text:span text:style-name="T9">e-</text:span>postklienten. Dette fører ofte til at post blir gruppert på avsender eller dato, ikke emne.</text:p>
      <text:h text:style-name="P8" text:outline-level="2">Sosiale medier</text:h>
      <text:p text:style-name="P7">Sosiale medier har ofte verktøy for å organisere grupper eller samlinger. Disse kan videre brukes til å dele meldinger med hele gruppen, eller enkeltmedlemmer, eller undergrupper. </text:p>
      <text:h text:style-name="Heading_20_1" text:outline-level="1"><text:span text:style-name="T1">3. Oppgavestyring</text:span></text:h>
      <text:h text:style-name="Heading_20_1" text:outline-level="1"><text:span text:style-name="T1">4. Fildeling</text:span></text:h>
      <text:p text:style-name="P5">I en gruppe som skal samarbeide om et programmert prosjekt, er det viktig at alle har tilgang til alle filer som tilhører prosjektet. For de aller minste prosjekter kan dette gjøres manuelt, ved hjelp av verktøy som e-post eller minnepenner. For prosjekter som er noe større, eller der det skal være flere filer som mer enn en person jobber på om gangen, kan dette fort bli uhåndterlig. <text:span text:style-name="T4">Dette problemet kan løses på flere måter, her er noen eksempler på plattformer for ulike løsninger.</text:span></text:p>
      <text:h text:style-name="P8" text:outline-level="2"><text:span text:style-name="T8">Versjonskontroll</text:span></text:h>
      <text:p text:style-name="P3"><text:span text:style-name="T8">Et av de mest kjente systemene for versjonskontroll er Git, </text:span>som ble utviklet av Linus Torvalds i 2005. Git, og andre versjonskontrollsystemer, håndterer opp- og nedlasting av filer gjennom en enkel kommando. Ved hjelp av Git kan du lett dele kode med andre, oppdatere kode, og holde orden på filer; dette gjøres ved å lagre kode i et «repository», ofte kalt et repo. Du kan også dele arbeid opp i grener som så slås sammen når du er ferdig med dem, slik at konflikter mellom to ulike filer ikke oppstår. I tillegg til deling av filer, gir versjonskontroll muligheten til å hente ut tidligere versjoner av kode og sammenligne med nåværende kode, eller tilbakestille kode som ikke fungerer som ventet. Dessuten fungerer versjonskontroll som backup, <text:soft-page-break/>dersom en sørger for å laste opp endringene sine. Det vanligste stedet å lagre kode gjennom Git er nettstedet github.com, som lar alle lagre åpne repoer (repoer alle kan se og laste ned) gratis, og har en billig løsning for private repoer (også gratis for studenter).</text:p>
      <text:h text:style-name="P8" text:outline-level="2">Dropbox: <text:span text:style-name="T5">Online lagring</text:span></text:h>
      <text:p text:style-name="P1">Dropbox er en online lagringsplass for alle slags filer. Konseptet er at du har en mappe på datamaskinen din som svarer til en mappe på Dropbox-serveren. Klienten er svært godt integrert i operativsystemet: hvis du endrer noe i mappen, blir det automatisk lastet opp, og hvis noen andre som har samme mappe endrer noe, får du endringene med en gang. <text:span text:style-name="T2">Dropbox gir deg muligheten til å hente tidligere versjoner av endrede eller slettede filer opp til 30 dager bakover i tid, men har ingen backup av eldre versjoner utover det.</text:span></text:p>
      <text:h text:style-name="P8" text:outline-level="2">Hamachi: <text:span text:style-name="T5">Virtuelt nettverk</text:span></text:h>
      <text:p text:style-name="P1">Hamachi er ikke i seg selv en fildelingsløsning, men en VPN – «virtual private network». Gjennom Hamachi kan en samling maskiner koble seg opp mot hverandre som om de var på et lokalt nettverk, og dele filer gjennom operativsystemets egne funksjoner for fildeling. Denne løsningen har den ulempen at filene ikke har en sentral plassering, og dermed ikke fungerer som backupløsning, og gjør det vanskelig å vite hvem som har nyeste versjon. <text:span text:style-name="T3">Det er heller ikke noen form for backup bygget inn i løsningen, dette må altså brukerne sørge for selv. Det finnes flere VPN-tjenester enn Hamachi, men denne er særlig lett å installere og å sette opp – og kan brukes grat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1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3:58:43.45</meta:creation-date>
    <dc:date>2014-11-10T11:39:19.292000000</dc:date>
    <meta:editing-duration>PT5H39M1S</meta:editing-duration>
    <meta:editing-cycles>29</meta:editing-cycles>
    <meta:generator>LibreOffice/4.2.4.2$Windows_x86 LibreOffice_project/63150712c6d317d27ce2db16eb94c2f3d7b699f8</meta:generator>
    <meta:document-statistic meta:table-count="0" meta:image-count="0" meta:object-count="0" meta:page-count="2" meta:paragraph-count="18" meta:word-count="706" meta:character-count="4363" meta:non-whitespace-character-count="3670"/>
  </office:meta>
</office:document-meta>
</file>